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 draw:shadow-offset-x="0.203cm" draw:shadow-offset-y="0.20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3.378cm"/>
    </style:style>
    <style:style style:name="pr10" style:family="presentation" style:parent-style-name="Default-outline1">
      <style:graphic-properties fo:min-height="12.87cm"/>
    </style:style>
    <style:style style:name="pr11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ce1" style:family="table-cell">
      <style:graphic-properties style:repeat="repeat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3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4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0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3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14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15" style:family="paragraph">
      <style:text-properties fo:font-family="'Liberation Sans'" style:font-family-generic="swiss" style:font-pitch="variable" fo:font-size="24pt" style:font-size-asian="24pt" style:font-size-complex="24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family="'Liberation Mono'" style:font-family-generic="modern" style:font-pitch="fixed"/>
    </style:style>
    <style:style style:name="T14" style:family="text">
      <style:text-properties fo:font-family="'Liberation Mono'" style:font-family-generic="modern" style:font-pitch="fixed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17" style:family="text">
      <style:text-properties fo:font-family="'Liberation Mono'" style:font-family-generic="modern" style:font-pitch="fixed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style:style style:name="T18" style:family="text">
      <style:text-properties fo:font-family="'Liberation Mono'" style:font-family-generic="modern" style:font-pitch="fixed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19" style:family="text">
      <style:text-properties fo:font-family="'Liberation Mono'" style:font-family-generic="modern" style:font-pitch="fixed"/>
    </style:style>
    <style:style style:name="T20" style:family="text">
      <style:text-properties fo:font-family="'Liberation Mono'" style:font-family-generic="modern" style:font-pitch="fixed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3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4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25" style:family="text">
      <style:text-properties fo:font-family="'Liberation Mono'" style:font-family-generic="modern" style:font-pitch="fixed" fo:font-size="24pt" style:font-size-asian="24pt" style:font-size-complex="24pt"/>
    </style:style>
    <style:style style:name="T26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family="'Liberation Sans'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2-08-06</text:span></text:p>
            <text:p><text:span text:style-name="T2"/></text:p>
            <text:p><text:span text:style-name="T2">http://readable.sourceforge.n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</text:p>
              </text:list-item>
            </text:list>
          </draw:text-box>
        </draw:frame>
        <draw:frame draw:style-name="gr2" draw:text-style-name="P4" draw:layer="layout" svg:width="18.066cm" svg:height="4.351cm" svg:x="5.588cm" svg:y="15.748cm">
          <draw:text-box>
            <text:p text:style-name="P3"><text:span text:style-name="T3">This presentation presumes you know</text:span></text:p>
            <text:p text:style-name="P3"><text:span text:style-name="T3">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7" draw:layer="layout" svg:width="4.274cm" svg:height="1.517cm" svg:x="12.192cm" svg:y="18.034cm">
            <draw:text-box>
              <text:p text:style-name="P6"><text:span text:style-name="T7">No infix</text:span></text:p>
            </draw:text-box>
          </draw:frame>
          <draw:frame draw:style-name="gr2" draw:text-style-name="P7" draw:layer="layout" svg:width="6.992cm" svg:height="2.783cm" svg:x="1.524cm" svg:y="16.78cm">
            <draw:text-box>
              <text:p text:style-name="P6"><text:span text:style-name="T7">Nonstandard</text:span></text:p>
              <text:p text:style-name="P6"><text:span text:style-name="T7">call format</text:span></text:p>
            </draw:text-box>
          </draw:frame>
          <draw:frame draw:style-name="gr2" draw:text-style-name="P7" draw:layer="layout" svg:width="6.742cm" svg:height="2.783cm" svg:x="19.304cm" svg:y="10.16cm">
            <draw:text-box>
              <text:p text:style-name="P6"><text:span text:style-name="T7">Too many</text:span></text:p>
              <text:p text:style-name="P6"><text:span text:style-name="T7">parentheses</text:span></text:p>
            </draw:text-box>
          </draw:frame>
          <draw:line draw:style-name="gr4" draw:text-style-name="P3" draw:layer="layout" svg:x1="4.826cm" svg:y1="16.78cm" svg:x2="6.604cm" svg:y2="15.24cm">
            <text:p/>
          </draw:line>
          <draw:line draw:style-name="gr4" draw:text-style-name="P3" draw:layer="layout" svg:x1="12.954cm" svg:y1="18.288cm" svg:x2="8.382cm" svg:y2="16.256cm">
            <text:p/>
          </draw:line>
          <draw:line draw:style-name="gr4" draw:text-style-name="P3" draw:layer="layout" svg:x1="4.825cm" svg:y1="16.78cm" svg:x2="5.842cm" svg:y2="13.716cm">
            <text:p/>
          </draw:line>
          <draw:line draw:style-name="gr4" draw:text-style-name="P3" draw:layer="layout" svg:x1="12.954cm" svg:y1="18.251cm" svg:x2="10.414cm" svg:y2="16.256cm">
            <text:p/>
          </draw:line>
          <draw:line draw:style-name="gr4" draw:text-style-name="P3" draw:layer="layout" svg:x1="12.954cm" svg:y1="18.252cm" svg:x2="14.732cm" svg:y2="16.256cm">
            <text:p/>
          </draw:line>
          <draw:line draw:style-name="gr4" draw:text-style-name="P3" draw:layer="layout" svg:x1="19.304cm" svg:y1="11.684cm" svg:x2="9.398cm" svg:y2="11.684cm">
            <text:p/>
          </draw:line>
          <draw:line draw:style-name="gr4" draw:text-style-name="P3" draw:layer="layout" svg:x1="19.304cm" svg:y1="11.684cm" svg:x2="18.034cm" svg:y2="15.2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‑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- useful regardless of underlying semantic</text:p>
                  </text:list-item>
                  <text:list-item>
                    <text:p>Homoiconic <text:s/>- surface syntax clearly presents the underlying data structure</text:p>
                  </text:list-item>
                </text:list>
              </text:list-item>
              <text:list-item>
                <text:p>Most past efforts to improve s-expression readability weren’t general or homoiconic</text:p>
                <text:list>
                  <text:list-item>
                    <text:p>Including the original M-expression notation</text:p>
                  </text:list-item>
                  <text:list-item>
                    <text:p>Which is why they fail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Add new <text:span text:style-name="T10">abbreviations</text:span></text:p>
                <text:list>
                  <text:list-item>
                    <text:p>Normally-formatted s-expressions <text:span text:style-name="T10">keep working</text:span></text:p>
                  </text:list-item>
                </text:list>
              </text:list-item>
              <text:list-item>
                <text:p>Three new expression tiers:</text:p>
                <text:list>
                  <text:list-item>
                    <text:p>Curly-infix: Adds infix operations in a Lispy way</text:p>
                  </text:list-item>
                  <text:list-item>
                    <text:p>Neoteric: Curly-infix, plus f(...) maps to (f …)</text:p>
                  </text:list-item>
                  <text:list-item>
                    <text:p>Sweet: Neoteric, plus deduces parentheses from indentation (fewer parentheses needed)</text:p>
                  </text:list-item>
                </text:list>
              </text:list-item>
              <text:list-item>
                <text:p><text:span text:style-name="T11">You can </text:span><text:span text:style-name="T10">update your reader</text:span><text:span text:style-name="T11"> to support these</text:span></text:p>
              </text:list-item>
              <text:list-item>
                <text:p><text:span text:style-name="T10">General</text:span> and <text:span text:style-name="T10">homoicon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5" draw:layer="layout" svg:width="24.631cm" svg:height="14.902cm" svg:x="1.399cm" svg:y="4.915cm" presentation:class="outline" presentation:user-transformed="true">
          <draw:text-box>
            <text:list text:style-name="L2">
              <text:list-item>
                <text:p>S-expressions, + curly braces {...} contain an “infix list”</text:p>
              </text:list-item>
              <text:list-item>
                <text:p>A “simple infix list” represents <text:span text:style-name="T10">one</text:span><text:span text:style-name="T11"> operation; it has</text:span>:</text:p>
                <text:list>
                  <text:list-item>
                    <text:p>An odd number of parameters</text:p>
                  </text:list-item>
                  <text:list-item>
                    <text:p>At least 3 parameters, and</text:p>
                  </text:list-item>
                  <text:list-item>
                    <text:p>All even parameters are the same symbol</text:p>
                    <text:p>… maps to “(even-param odd-params)”</text:p>
                  </text:list-item>
                  <text:list-item>
                    <text:p>So {2 + 3} <text:span text:style-name="T9">►</text:span> (+ 2 3)</text:p>
                  </text:list-item>
                </text:list>
              </text:list-item>
              <text:list-item>
                <text:p>Otherwise maps to “(nfx parameters)” – homoiconic</text:p>
              </text:list-item>
              <text:list-item>
                <text:p>No built-in precedence, use another {…} for embedded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4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12">Basics</text:span></text:p>
                <text:p text:style-name="P9"><text:span text:style-name="T12"/></text:p>
                <text:p text:style-name="P9"><text:span text:style-name="T13">{n &lt;= 2}</text:span></text:p>
                <text:p text:style-name="P9"><text:span text:style-name="T14">↓</text:span></text:p>
                <text:p text:style-name="P9"><text:span text:style-name="T14">(&lt;= n 2)</text:span></text:p>
                <text:p text:style-name="P9"><text:span text:style-name="T14"/></text:p>
                <text:p text:style-name="P9"><text:span text:style-name="T14"/></text:p>
              </table:table-cell>
              <table:table-cell table:style-name="ce2">
                <text:p text:style-name="P10"><text:span text:style-name="T12">Multiple operands</text:span></text:p>
                <text:p text:style-name="P10"><text:span text:style-name="T15"/></text:p>
                <text:p text:style-name="P10"><text:span text:style-name="T16">{2 * 3 * 4}</text:span></text:p>
                <text:p text:style-name="P10"><text:span text:style-name="T17">↓</text:span></text:p>
                <text:p text:style-name="P10"><text:span text:style-name="T17">(* 2 3 4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8">No precedence</text:span></text:p>
                <text:p text:style-name="P10"><text:span text:style-name="T12"/></text:p>
                <text:p text:style-name="P10"><text:span text:style-name="T19">{2 + {3 * 4}}</text:span></text:p>
                <text:p text:style-name="P10"><text:span text:style-name="T20">↓</text:span></text:p>
                <text:p text:style-name="P10"><text:span text:style-name="T20">(+ 2 (* 3 4))</text:span></text:p>
              </table:table-cell>
              <table:table-cell>
                <text:p text:style-name="P10"><text:span text:style-name="T12">Mixed operators</text:span></text:p>
                <text:p text:style-name="P10"><text:span text:style-name="T12"/></text:p>
                <text:p text:style-name="P10"><text:span text:style-name="T19">{2 + 3 * 4}</text:span></text:p>
                <text:p text:style-name="P10"><text:span text:style-name="T20">↓</text:span></text:p>
                <text:p text:style-name="P10"><text:span text:style-name="T20">(nfx 2 + 3 * 4)</text:span></text:p>
                <text:p text:style-name="P10"><text:span text:style-name="T20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 <text:span text:style-name="T9">►</text:span> (e ...)</text:p>
                  </text:list-item>
                  <text:list-item>
                    <text:p>e{...} <text:span text:style-name="T9">►</text:span> (e {...})</text:p>
                  </text:list-item>
                  <text:list-item>
                    <text:p>e[...] <text:span text:style-name="T9">►</text:span> (bracketaccess e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, and deduces parentheses from indentation</text:p>
                <text:list>
                  <text:list-item>
                    <text:p>An indented line is a parameter of its parent</text:p>
                  </text:list-item>
                  <text:list-item>
                    <text:p>Later terms on a line are parameters of the first term</text:p>
                  </text:list-item>
                  <text:list-item>
                    <text:p>A line with exactly one term, and no child lines, is that term; multiple terms are wrapped into a list</text:p>
                  </text:list-item>
                  <text:list-item>
                    <text:p>An empty line ends the expression</text:p>
                  </text:list-item>
                  <text:list-item>
                    <text:p>Empty lines before expressions are ignored</text:p>
                  </text:list-item>
                  <text:list-item>
                    <text:p>No indentation processing inside ( ), [ ], and { }</text:p>
                    <text:list>
                      <text:list-item>
                        <text:p>Again, normally-formatted s-expressions work normally</text:p>
                      </text:list-item>
                    </text:list>
                  </text:list-item>
                </text:list>
              </text:list-item>
              <text:list-item>
                <text:p>Stop “Lots of Irritating Superfluous Parenthese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frame presentation:style-name="pr10" draw:text-style-name="P11" draw:layer="layout" svg:width="11.43cm" svg:height="5.75cm" svg:x="6.858cm" svg:y="4.915cm" presentation:class="outline" presentation:user-transformed="true">
          <draw:text-box>
            <text:list text:style-name="L2">
              <text:list-header>
                <text:p><text:span text:style-name="T21">define factorial(n)</text:span></text:p>
                <text:p><text:span text:style-name="T21"><text:s text:c="3"/></text:span><text:span text:style-name="T21">if <text:s/>{n &lt;= 1}</text:span></text:p>
                <text:p><text:span text:style-name="T21"><text:s text:c="8"/></text:span><text:span text:style-name="T21">1</text:span></text:p>
                <text:p><text:span text:style-name="T21"><text:s text:c="8"/></text:span><text:span text:style-name="T21">{n * factorial{n - 1}}</text:span></text:p>
              </text:list-header>
            </text:list>
          </draw:text-box>
        </draw:frame>
        <draw:g xml:id="id2" draw:id="id2">
          <draw:frame draw:style-name="gr2" draw:layer="layout" svg:width="9.388cm" svg:height="0.963cm" svg:x="16.012cm" svg:y="3.916cm">
            <draw:text-box>
              <text:p>Traditional function call notation</text:p>
            </draw:text-box>
          </draw:frame>
          <draw:line draw:style-name="gr4" draw:text-style-name="P3" draw:layer="layout" svg:x1="16.266cm" svg:y1="4.371cm" svg:x2="15.24cm" svg:y2="5.334cm">
            <text:p/>
          </draw:line>
          <draw:frame draw:style-name="gr2" draw:layer="layout" svg:width="3.986cm" svg:height="2.387cm" svg:x="1.612cm" svg:y="7.673cm">
            <draw:text-box>
              <text:p>Indentation</text:p>
              <text:p>deduces</text:p>
              <text:p>parentheses</text:p>
            </draw:text-box>
          </draw:frame>
          <draw:line draw:style-name="gr4" draw:text-style-name="P3" draw:layer="layout" svg:x1="5.09cm" svg:y1="8.181cm" svg:x2="8.382cm" svg:y2="7.366cm">
            <text:p/>
          </draw:line>
          <draw:frame draw:style-name="gr2" draw:layer="layout" svg:width="3.99cm" svg:height="0.963cm" svg:x="14.652cm" svg:y="6.202cm">
            <draw:text-box>
              <text:p>Finally! Infix!</text:p>
            </draw:text-box>
          </draw:frame>
          <draw:line draw:style-name="gr4" draw:text-style-name="P3" draw:layer="layout" svg:x1="14.752cm" svg:y1="6.657cm" svg:x2="12.954cm" svg:y2="6.911cm">
            <text:p/>
          </draw:line>
          <draw:line draw:style-name="gr4" draw:text-style-name="P3" draw:layer="layout" svg:x1="14.752cm" svg:y1="6.656cm" svg:x2="11.43cm" svg:y2="9.398cm">
            <text:p/>
          </draw:line>
          <draw:line draw:style-name="gr4" draw:text-style-name="P3" draw:layer="layout" svg:x1="14.752cm" svg:y1="6.656cm" svg:x2="16.256cm" svg:y2="9.652cm">
            <text:p/>
          </draw:line>
        </draw:g>
        <draw:g xml:id="id3" draw:id="id3">
          <draw:rect draw:style-name="gr5" draw:text-style-name="P3" draw:layer="layout" svg:width="12.146cm" svg:height="5.839cm" svg:x="7.158cm" svg:y="4.826cm">
            <text:p/>
          </draw:rect>
          <draw:rect draw:style-name="gr5" draw:text-style-name="P3" draw:layer="layout" svg:width="12.146cm" svg:height="6.088cm" svg:x="7.158cm" svg:y="12.2cm">
            <text:p/>
          </draw:rect>
          <draw:custom-shape draw:style-name="gr6" draw:text-style-name="P3" draw:layer="layout" svg:width="2.29cm" svg:height="1.781cm" svg:x="11.956cm" svg:y="10.66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12" draw:layer="layout" svg:width="17.355cm" svg:height="1.038cm" svg:x="4.898cm" svg:y="18.796cm">
            <draw:text-box>
              <text:p><text:span text:style-name="T22">A sweet-expression reader would accept </text:span><text:span text:style-name="T23">either</text:span><text:span text:style-name="T24"> format</text:span></text:p>
            </draw:text-box>
          </draw:frame>
          <draw:frame presentation:style-name="pr10" draw:text-style-name="P11" draw:layer="layout" svg:width="11.684cm" svg:height="6.012cm" svg:x="7.158cm" svg:y="12.276cm" presentation:class="outline" presentation:user-transformed="true">
            <draw:text-box>
              <text:list text:style-name="L2">
                <text:list-header>
                  <text:p><text:span text:style-name="T21">(define (factorial n)</text:span></text:p>
                  <text:p><text:span text:style-name="T21"><text:s text:c="2"/></text:span><text:span text:style-name="T21">(if (&lt;= n 1)</text:span></text:p>
                  <text:p><text:span text:style-name="T21"><text:s text:c="4"/></text:span><text:span text:style-name="T21">1</text:span></text:p>
                  <text:p><text:span text:style-name="T21"><text:s text:c="4"/></text:span><text:span text:style-name="T21">(* n (factorial (- n 1)))))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2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define long-and-boring?(x)</text:p>
                <text:p><text:s text:c="4"/>cond</text:p>
                <text:p><text:s text:c="8"/>not(pair?(x))<text:tab/><text:tab/><text:tab/><text:tab/><text:tab/><text:tab/><text:tab/>#f</text:p>
                <text:p><text:s text:c="8"/>not(list?(x))<text:tab/><text:tab/><text:tab/><text:tab/><text:tab/><text:tab/><text:tab/>#f</text:p>
                <text:p><text:s text:c="8"/>{length(x) &lt; boring-length}<text:tab/>#f</text:p>
                <text:p><text:s text:c="8"/>#t<text:tab/><text:tab/><text:tab/><text:tab/><text:tab/><text:tab/><text:tab/><text:tab/><text:tab/><text:tab/><text:tab/>boring?(x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11" draw:layer="layout" svg:width="24.631cm" svg:height="12.183cm" svg:x="1.399cm" svg:y="4.915cm" presentation:class="outline" presentation:user-transformed="true">
          <draw:text-box>
            <text:p><text:span text:style-name="T21">define unit-list(x)</text:span></text:p>
            <text:p><text:span text:style-name="T21"><text:s text:c="4"/></text:span><text:span text:style-name="T21">cond</text:span></text:p>
            <text:p><text:span text:style-name="T21"><text:s text:c="8"/></text:span><text:span text:style-name="T21">null?(x) <text:s text:c="3"/>'()</text:span></text:p>
            <text:p><text:span text:style-name="T21"><text:s text:c="8"/></text:span><text:span text:style-name="T21">pair?(x)</text:span></text:p>
            <text:p><text:span text:style-name="T21"><text:s text:c="12"/></text:span><text:span text:style-name="T21">if null?(cdr(x))</text:span></text:p>
            <text:p><text:span text:style-name="T21"><text:s text:c="16"/></text:span><text:span text:style-name="T21">unit car(x)</text:span></text:p>
            <text:p><text:span text:style-name="T21"><text:s text:c="16"/></text:span><text:span text:style-name="T21">append unit(car(x)) LISTSPACE unit-list(cdr(x))</text:span></text:p>
            <text:p><text:span text:style-name="T21"><text:s text:c="8"/></text:span><text:span text:style-name="T21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3">
                <text:p text:style-name="P13"><text:span text:style-name="T3">Traditional S-expressions</text:span></text:p>
              </table:table-cell>
              <table:table-cell table:style-name="ce4">
                <text:p text:style-name="P14"><text:span text:style-name="T25">(message</text:span></text:p>
                <text:p text:style-name="P14"><text:span text:style-name="T25"><text:s text:c="2"/></text:span><text:span text:style-name="T25">(number-to-string</text:span></text:p>
                <text:p text:style-name="P14"><text:span text:style-name="T25"><text:s text:c="4"/></text:span><text:span text:style-name="T25">(exp (+ 1 2))))</text:span></text:p>
              </table:table-cell>
            </table:table-row>
            <table:table-row table:style-name="ro3">
              <table:table-cell table:style-name="ce3">
                <text:p text:style-name="P14"><text:span text:style-name="T3">Curly-infix-expressions</text:span></text:p>
              </table:table-cell>
              <table:table-cell table:style-name="ce4">
                <text:p text:style-name="P14"><text:span text:style-name="T25">(message</text:span></text:p>
                <text:p text:style-name="P14"><text:span text:style-name="T25"><text:s text:c="2"/></text:span><text:span text:style-name="T25">(number-to-string</text:span></text:p>
                <text:p text:style-name="P14"><text:span text:style-name="T25"><text:s text:c="4"/></text:span><text:span text:style-name="T25">(exp {1 + 2})))</text:span></text:p>
              </table:table-cell>
            </table:table-row>
            <table:table-row table:style-name="ro4">
              <table:table-cell table:style-name="ce3">
                <text:p text:style-name="P14"><text:span text:style-name="T3">Neoteric-expressions</text:span></text:p>
              </table:table-cell>
              <table:table-cell table:style-name="ce4">
                <text:p text:style-name="P14"><text:span text:style-name="T25">message(</text:span></text:p>
                <text:p text:style-name="P14"><text:span text:style-name="T25"><text:s text:c="2"/></text:span><text:span text:style-name="T25">number-to-string(</text:span></text:p>
                <text:p text:style-name="P14"><text:span text:style-name="T25"><text:s text:c="4"/></text:span><text:span text:style-name="T25">exp{1 + 2}))</text:span></text:p>
              </table:table-cell>
            </table:table-row>
            <table:table-row table:style-name="ro5">
              <table:table-cell table:style-name="ce3">
                <text:p text:style-name="P14"><text:span text:style-name="T3">Sweet-expressions</text:span></text:p>
              </table:table-cell>
              <table:table-cell table:style-name="ce4">
                <text:p text:style-name="P14"><text:span text:style-name="T25">message</text:span></text:p>
                <text:p text:style-name="P14"><text:span text:style-name="T25"><text:s text:c="2"/></text:span><text:span text:style-name="T25">number-to-string</text:span></text:p>
                <text:p text:style-name="P14"><text:span text:style-name="T25"><text:s text:c="4"/></text:span><text:span text:style-name="T25">exp 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Refinements</text:p>
          </draw:text-box>
        </draw:frame>
        <draw:frame presentation:style-name="pr1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indentation is an empty line</text:p>
                  </text:list-item>
                  <text:list-item>
                    <text:p>If an expression *starts* indented, then indentation disabled</text:p>
                  </text:list-item>
                  <text:list-item>
                    <text:p>“!” is surprising, but solves past problems with indentation-sensitive syntaxes &amp; enables high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A \\ (aka SPLIT) between datums starts new line at current indentation</text:p>
              </text:list-item>
              <text:list-item>
                <text:p>A 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A $ (aka SUBLIST) restarts lists (Haskell-inspired)</text:p>
                <text:list>
                  <text:list-item>
                    <text:p>RHS (including sub-blocks) is last parameter of LHS (line)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 or tab, quotes rest</text:p>
              </text:list-item>
            </text:list>
          </draw:text-box>
        </draw:frame>
        <draw:frame draw:style-name="gr8" draw:text-style-name="P15" draw:layer="layout" svg:width="12.55cm" svg:height="2.139cm" svg:x="8.636cm" svg:y="18.181cm">
          <draw:text-box>
            <text:p><text:span text:style-name="T26">These simplify using indentation</text:span></text:p>
            <text:p><text:span text:style-name="T26">even in complex circumst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xample with let*</text:p>
          </draw:text-box>
        </draw:frame>
        <draw:frame presentation:style-name="pr7" draw:text-style-name="P6" draw:layer="layout" svg:width="24.631cm" svg:height="12.183cm" svg:x="1.399cm" svg:y="4.915cm" presentation:class="outline" presentation:user-transformed="true">
          <draw:text-box>
            <text:list text:style-name="L2">
              <text:list-header>
                <text:p><text:span text:style-name="T27">let*</text:span></text:p>
                <text:list>
                  <text:list-header>
                    <text:p><text:span text:style-name="T27">\\</text:span></text:p>
                    <text:p><text:span text:style-name="T27"><text:s text:c="4"/></text:span><text:span text:style-name="T27">myprefix getdent(x)</text:span></text:p>
                    <text:p><text:span text:style-name="T27"><text:s text:c="4"/></text:span><text:span text:style-name="T27">newdent process(myprefix)</text:span></text:p>
                    <text:p><text:span text:style-name="T27">append newdent</text:span></text:p>
                    <text:list>
                      <text:list-header>
                        <text:p><text:span text:style-name="T27"><text:s/></text:span><text:span text:style-name="T27">sweeten-top cadr(x) indent newdent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6" draw:layer="layout" svg:width="25.525cm" svg:height="13.881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Can use in makefiles, like a compiler</text:p>
                  </text:list-item>
                  <text:list-item>
                    <text:p>Can pipe into Lisp implementation for interactive use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Simplifies transition</text:p>
                  </text:list-item>
                </text:list>
              </text:list-item>
              <text:list-item>
                <text:p>sweet-run: Translate and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neoteric-guile: Run guile using neoteric-expressions</text:p>
              </text:list-item>
              <text:list-item>
                <text:p>sweet-guile: Run guile using sweet-expressions</text:p>
              </text:list-item>
            </text:list>
          </draw:text-box>
        </draw:frame>
        <draw:frame draw:style-name="gr9" draw:text-style-name="P17" draw:layer="layout" svg:width="15.518cm" svg:height="2.301cm" svg:x="5.334cm" svg:y="17.526cm">
          <draw:text-box>
            <text:p text:style-name="P3"><text:span text:style-name="T28">All Free/Libre/Open Source Software</text:span></text:p>
            <text:p text:style-name="P3"><text:span text:style-name="T28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1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</text:p>
                  </text:list-item>
                  <text:list-item>
                    <text:p>Neoteric-expressions</text:p>
                  </text:list-item>
                  <text:list-item>
                    <text:p>Sweet-expressions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1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2-08-06T22:19:49.28</dc:date>
    <meta:editing-duration>P1DT5H5M50S</meta:editing-duration>
    <meta:editing-cycles>106</meta:editing-cycles>
    <meta:generator>LibreOffice/3.5$Windows_x86 LibreOffice_project/7122e39-92ed229-498d286-15e43b4-d70da21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38"/>
    <meta:user-defined meta:name="Author">David A. Wheeler</meta:user-defined>
    <meta:user-defined meta:name="URL">http://readable.sourceforge.net</meta:user-defined>
  </office:meta>
</office:document-meta>
</file>